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1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ackground-color="#000000" fo:border="0.74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order="0.74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 style:vertical-align="middl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000000" fo:border="0.74pt solid #000000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order-bottom="0.74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6600" fo:border="none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990000" fo:border="none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transparent" fo:border="0.74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order-bottom="0.74pt double-thin #000000" style:border-line-width-bottom="0.18mm 0.04mm 0.18mm" fo:background-color="transparent" fo:border-left="0.74pt solid #000000" fo:border-right="0.74pt solid #000000" fo:border-top="0.74pt solid #000000"/>
      <style:text-properties fo:font-size="14pt" style:font-size-asian="14pt" style:font-size-complex="14pt"/>
    </style:style>
    <style:style style:name="ce39" style:family="table-cell" style:parent-style-name="Default">
      <style:text-properties fo:font-size="14pt" style:font-size-asian="14pt" style:font-size-complex="14pt"/>
    </style:style>
    <style:style style:name="ce40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0000" fo:border="0.74pt solid #000000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00cc00" fo:border="0.74pt solid #000000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0.74pt double-thin #000000" style:border-line-width-bottom="0.18mm 0.04mm 0.18mm" fo:background-color="#ff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808080" fo:border="0.74pt solid #000000"/>
      <style:text-properties fo:font-size="14pt" style:font-size-asian="14pt" style:font-size-complex="14pt"/>
    </style:style>
    <style:style style:name="ce45" style:family="table-cell" style:parent-style-name="Default">
      <style:table-cell-properties fo:border="none"/>
      <style:text-properties fo:font-size="14pt" style:font-size-asian="14pt" style:font-size-complex="14pt"/>
    </style:style>
    <style:style style:name="ce46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47" style:family="table-cell" style:parent-style-name="Default">
      <style:table-cell-properties fo:border-bottom="0.74pt double-thin #000000" style:border-line-width-bottom="0.18mm 0.04mm 0.18mm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8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49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666666" fo:border="none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52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18" office:value-type="date" office:date-value="2017-04-24" calcext:value-type="date">
            <text:p>24/04/17</text:p>
          </table:table-cell>
          <table:table-cell table:style-name="ce18" office:value-type="date" office:date-value="2017-04-25" calcext:value-type="date">
            <text:p>25/04/17</text:p>
          </table:table-cell>
          <table:table-cell table:style-name="ce18" office:value-type="date" office:date-value="2017-04-26" calcext:value-type="date">
            <text:p>26/04/17</text:p>
          </table:table-cell>
          <table:table-cell table:style-name="ce18" office:value-type="date" office:date-value="2017-04-27" calcext:value-type="date">
            <text:p>27/04/17</text:p>
          </table:table-cell>
          <table:table-cell table:style-name="ce18" office:value-type="date" office:date-value="2017-04-28" calcext:value-type="date">
            <text:p>28/04/17</text:p>
          </table:table-cell>
          <table:table-cell table:style-name="ce18" office:value-type="date" office:date-value="2017-05-01" calcext:value-type="date">
            <text:p>01/05/17</text:p>
          </table:table-cell>
          <table:table-cell table:style-name="ce18" office:value-type="date" office:date-value="2017-05-02" calcext:value-type="date">
            <text:p>02/05/17</text:p>
          </table:table-cell>
          <table:table-cell table:style-name="ce18" office:value-type="date" office:date-value="2017-05-03" calcext:value-type="date">
            <text:p>03/05/17</text:p>
          </table:table-cell>
          <table:table-cell table:style-name="ce18" office:value-type="date" office:date-value="2017-05-04" calcext:value-type="date">
            <text:p>04/05/17</text:p>
          </table:table-cell>
          <table:table-cell table:style-name="ce18" office:value-type="date" office:date-value="2017-05-05" calcext:value-type="date">
            <text:p>05/05/17</text:p>
          </table:table-cell>
          <table:table-cell table:style-name="ce18" office:value-type="date" office:date-value="2017-05-08" calcext:value-type="date">
            <text:p>08/05/17</text:p>
          </table:table-cell>
          <table:table-cell table:style-name="ce18" office:value-type="date" office:date-value="2017-05-09" calcext:value-type="date">
            <text:p>09/05/17</text:p>
          </table:table-cell>
          <table:table-cell table:style-name="ce18" office:value-type="date" office:date-value="2017-05-10" calcext:value-type="date">
            <text:p>10/05/17</text:p>
          </table:table-cell>
          <table:table-cell table:style-name="ce18" office:value-type="date" office:date-value="2017-05-11" calcext:value-type="date">
            <text:p>11/05/17</text:p>
          </table:table-cell>
          <table:table-cell table:style-name="ce18" office:value-type="date" office:date-value="2017-05-12" calcext:value-type="date">
            <text:p>12/05/17</text:p>
          </table:table-cell>
          <table:table-cell table:style-name="ce18" office:value-type="date" office:date-value="2017-05-15" calcext:value-type="date">
            <text:p>15/05/17</text:p>
          </table:table-cell>
          <table:table-cell table:style-name="ce18" office:value-type="date" office:date-value="2017-05-16" calcext:value-type="date">
            <text:p>16/05/17</text:p>
          </table:table-cell>
          <table:table-cell table:style-name="ce18" office:value-type="date" office:date-value="2017-05-17" calcext:value-type="date">
            <text:p>17/05/17</text:p>
          </table:table-cell>
          <table:table-cell table:style-name="ce18" office:value-type="date" office:date-value="2017-05-18" calcext:value-type="date">
            <text:p>18/05/17</text:p>
          </table:table-cell>
          <table:table-cell table:style-name="ce18" office:value-type="date" office:date-value="2017-05-19" calcext:value-type="date">
            <text:p>19/05/17</text:p>
          </table:table-cell>
          <table:table-cell table:style-name="ce18" office:value-type="date" office:date-value="2017-05-22" calcext:value-type="date">
            <text:p>22/05/17</text:p>
          </table:table-cell>
          <table:table-cell table:style-name="ce18" office:value-type="date" office:date-value="2017-05-23" calcext:value-type="date">
            <text:p>23/05/17</text:p>
          </table:table-cell>
          <table:table-cell table:style-name="ce18" office:value-type="date" office:date-value="2017-05-24" calcext:value-type="date">
            <text:p>24/05/17</text:p>
          </table:table-cell>
          <table:table-cell table:style-name="ce18" office:value-type="date" office:date-value="2017-05-25" calcext:value-type="date">
            <text:p>25/05/17</text:p>
          </table:table-cell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9" table:number-columns-repeated="23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2"/>
          <table:table-cell table:style-name="ce19"/>
          <table:table-cell table:style-name="ce9" table:number-columns-repeated="21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"/>
          <table:table-cell table:style-name="ce19" table:number-columns-repeated="3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4"/>
          <table:table-cell table:style-name="ce19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5"/>
          <table:table-cell table:style-name="ce19"/>
          <table:table-cell table:style-name="ce9" table:number-columns-repeated="18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6"/>
          <table:table-cell table:style-name="ce19" table:number-columns-repeated="2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7"/>
          <table:table-cell table:style-name="ce19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8"/>
          <table:table-cell table:style-name="ce19" table:number-columns-repeated="2"/>
          <table:table-cell table:style-name="ce9" table:number-columns-repeated="1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9"/>
          <table:table-cell table:style-name="ce19" table:number-columns-repeated="2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"/>
          <table:table-cell table:style-name="ce19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1"/>
          <table:table-cell table:style-name="ce19"/>
          <table:table-cell table:style-name="ce9" table:number-columns-repeated="12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2"/>
          <table:table-cell table:style-name="ce19"/>
          <table:table-cell table:style-name="ce9" table:number-columns-repeated="11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3"/>
          <table:table-cell table:style-name="ce19"/>
          <table:table-cell table:style-name="ce9" table:number-columns-repeated="10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4"/>
          <table:table-cell table:style-name="ce19"/>
          <table:table-cell table:style-name="ce9" table:number-columns-repeated="9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4"/>
          <table:table-cell table:style-name="ce19" table:number-columns-repeated="2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5"/>
          <table:table-cell table:style-name="ce19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6"/>
          <table:table-cell table:style-name="ce19"/>
          <table:table-cell table:style-name="ce9" table:number-columns-repeated="7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6"/>
          <table:table-cell table:style-name="ce19" table:number-columns-repeated="5"/>
          <table:table-cell table:style-name="ce9" table:number-columns-repeated="3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0"/>
          <table:table-cell table:style-name="ce19" table:number-columns-repeated="3"/>
          <table:table-cell table:style-name="ce9"/>
        </table:table-row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table:table-column table:style-name="co3" table:default-cell-style-name="ce25"/>
        <table:table-column table:style-name="co2" table:default-cell-style-name="ce31"/>
        <table:table-column table:style-name="co4" table:default-cell-style-name="ce31"/>
        <table:table-column table:style-name="co2" table:number-columns-repeated="27" table:default-cell-style-name="ce39"/>
        <table:table-column table:style-name="co5" table:default-cell-style-name="ce39"/>
        <table:table-column table:style-name="co2" table:number-columns-repeated="993" table:default-cell-style-name="ce39"/>
        <table:table-row table:style-name="ro2">
          <table:table-cell table:style-name="ce22" office:value-type="string" calcext:value-type="string">
            <text:p>Task</text:p>
          </table:table-cell>
          <table:table-cell table:style-name="ce26" office:value-type="string" calcext:value-type="string">
            <text:p>Charge</text:p>
            <text:p>(jours)</text:p>
          </table:table-cell>
          <table:table-cell table:style-name="ce26" office:value-type="string" calcext:value-type="string">
            <text:p>Front/Back</text:p>
          </table:table-cell>
          <table:table-cell table:style-name="ce33" office:value-type="date" office:date-value="2017-04-24" calcext:value-type="date">
            <text:p>24.04.17</text:p>
          </table:table-cell>
          <table:table-cell table:style-name="ce33" office:value-type="date" office:date-value="2017-04-25" calcext:value-type="date">
            <text:p>25.04.17</text:p>
          </table:table-cell>
          <table:table-cell table:style-name="ce33" office:value-type="date" office:date-value="2017-04-26" calcext:value-type="date">
            <text:p>26.04.17</text:p>
          </table:table-cell>
          <table:table-cell table:style-name="ce33" office:value-type="date" office:date-value="2017-04-27" calcext:value-type="date">
            <text:p>27.04.17</text:p>
          </table:table-cell>
          <table:table-cell table:style-name="ce33" office:value-type="date" office:date-value="2017-04-28" calcext:value-type="date">
            <text:p>28.04.17</text:p>
          </table:table-cell>
          <table:table-cell table:style-name="ce33" office:value-type="date" office:date-value="2017-05-01" calcext:value-type="date">
            <text:p>01.05.17</text:p>
          </table:table-cell>
          <table:table-cell table:style-name="ce33" office:value-type="date" office:date-value="2017-05-02" calcext:value-type="date">
            <text:p>02.05.17</text:p>
          </table:table-cell>
          <table:table-cell table:style-name="ce33" office:value-type="date" office:date-value="2017-05-03" calcext:value-type="date">
            <text:p>03.05.17</text:p>
          </table:table-cell>
          <table:table-cell table:style-name="ce33" office:value-type="date" office:date-value="2017-05-04" calcext:value-type="date">
            <text:p>04.05.17</text:p>
          </table:table-cell>
          <table:table-cell table:style-name="ce33" office:value-type="date" office:date-value="2017-05-05" calcext:value-type="date">
            <text:p>05.05.17</text:p>
          </table:table-cell>
          <table:table-cell table:style-name="ce33" office:value-type="date" office:date-value="2017-05-08" calcext:value-type="date">
            <text:p>08.05.17</text:p>
          </table:table-cell>
          <table:table-cell table:style-name="ce33" office:value-type="date" office:date-value="2017-05-09" calcext:value-type="date">
            <text:p>09.05.17</text:p>
          </table:table-cell>
          <table:table-cell table:style-name="ce33" office:value-type="date" office:date-value="2017-05-10" calcext:value-type="date">
            <text:p>10.05.17</text:p>
          </table:table-cell>
          <table:table-cell table:style-name="ce33" office:value-type="date" office:date-value="2017-05-11" calcext:value-type="date">
            <text:p>11.05.17</text:p>
          </table:table-cell>
          <table:table-cell table:style-name="ce33" office:value-type="date" office:date-value="2017-05-12" calcext:value-type="date">
            <text:p>12.05.17</text:p>
          </table:table-cell>
          <table:table-cell table:style-name="ce33" office:value-type="date" office:date-value="2017-05-15" calcext:value-type="date">
            <text:p>15.05.17</text:p>
          </table:table-cell>
          <table:table-cell table:style-name="ce33" office:value-type="date" office:date-value="2017-05-16" calcext:value-type="date">
            <text:p>16.05.17</text:p>
          </table:table-cell>
          <table:table-cell table:style-name="ce33" office:value-type="date" office:date-value="2017-05-17" calcext:value-type="date">
            <text:p>17.05.17</text:p>
          </table:table-cell>
          <table:table-cell table:style-name="ce33" office:value-type="date" office:date-value="2017-05-18" calcext:value-type="date">
            <text:p>18.05.17</text:p>
          </table:table-cell>
          <table:table-cell table:style-name="ce33" office:value-type="date" office:date-value="2017-05-19" calcext:value-type="date">
            <text:p>19.05.17</text:p>
          </table:table-cell>
          <table:table-cell table:style-name="ce33" office:value-type="date" office:date-value="2017-05-22" calcext:value-type="date">
            <text:p>22.05.17</text:p>
          </table:table-cell>
          <table:table-cell table:style-name="ce33" office:value-type="date" office:date-value="2017-05-23" calcext:value-type="date">
            <text:p>23.05.17</text:p>
          </table:table-cell>
          <table:table-cell table:style-name="ce33" office:value-type="date" office:date-value="2017-05-24" calcext:value-type="date">
            <text:p>24.05.17</text:p>
          </table:table-cell>
          <table:table-cell table:style-name="ce33" office:value-type="date" office:date-value="2017-05-25" calcext:value-type="date">
            <text:p>25.05.17</text:p>
          </table:table-cell>
          <table:table-cell/>
          <table:table-cell table:style-name="ce31" office:value-type="string" calcext:value-type="string">
            <text:p>Légende</text:p>
          </table:table-cell>
          <table:table-cell table:style-name="ce48"/>
          <table:table-cell table:style-name="ce52" office:value-type="string" calcext:value-type="string">
            <text:p>Joseph</text:p>
          </table:table-cell>
          <table:table-cell table:number-columns-repeated="5"/>
          <table:table-cell table:style-name="ce53" table:number-columns-repeated="70"/>
          <table:table-cell table:style-name="ce26" table:number-columns-repeated="918"/>
        </table:table-row>
        <table:table-row table:style-name="ro2">
          <table:table-cell table:style-name="ce22" office:value-type="string" calcext:value-type="string">
            <text:p>Create app base: Codebase + Database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Both</text:p>
          </table:table-cell>
          <table:table-cell table:style-name="ce34"/>
          <table:table-cell table:style-name="ce40" table:number-columns-repeated="23"/>
          <table:table-cell table:number-columns-repeated="2"/>
          <table:table-cell table:style-name="ce49"/>
          <table:table-cell table:style-name="ce52" office:value-type="string" calcext:value-type="string">
            <text:p>Brendan</text:p>
          </table:table-cell>
          <table:table-cell table:number-columns-repeated="5"/>
          <table:table-cell table:style-name="ce53" table:number-columns-repeated="70"/>
          <table:table-cell table:style-name="ce2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rofile page: Info from a specific us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Front</text:p>
          </table:table-cell>
          <table:table-cell table:style-name="ce35" table:number-columns-repeated="2"/>
          <table:table-cell table:style-name="ce37" table:number-columns-repeated="21"/>
          <table:table-cell table:style-name="ce46"/>
          <table:table-cell/>
          <table:table-cell table:style-name="ce45"/>
          <table:table-cell table:style-name="ce35"/>
          <table:table-cell table:style-name="ce30" office:value-type="string" calcext:value-type="string">
            <text:p>Joseph (done)</text:p>
          </table:table-cell>
          <table:table-cell table:style-name="ce45" table:number-columns-repeated="75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ack</text:p>
          </table:table-cell>
          <table:table-cell table:style-name="ce36" table:number-columns-repeated="2"/>
          <table:table-cell table:style-name="ce37" table:number-columns-repeated="21"/>
          <table:table-cell table:style-name="ce46"/>
          <table:table-cell/>
          <table:table-cell table:style-name="ce45"/>
          <table:table-cell table:style-name="ce36"/>
          <table:table-cell table:style-name="ce30" office:value-type="string" calcext:value-type="string">
            <text:p>Brendan (done)</text:p>
          </table:table-cell>
          <table:table-cell table:style-name="ce45" table:number-columns-repeated="75"/>
          <table:table-cell table:style-name="ce46" table:number-columns-repeated="918"/>
        </table:table-row>
        <table:table-row table:style-name="ro1">
          <table:table-cell table:style-name="ce22" office:value-type="string" calcext:value-type="string">
            <text:p>Friends page: Friendship request sending form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/>
          <table:table-cell table:style-name="ce35"/>
          <table:table-cell table:style-name="ce37" table:number-columns-repeated="21"/>
          <table:table-cell table:style-name="ce46"/>
          <table:table-cell/>
          <table:table-cell table:style-name="ce45"/>
          <table:table-cell table:style-name="ce50"/>
          <table:table-cell table:style-name="ce30" office:value-type="string" calcext:value-type="string">
            <text:p>Both</text:p>
          </table:table-cell>
          <table:table-cell table:style-name="ce45" table:number-columns-repeated="75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Friends page: List of friends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2"/>
          <table:table-cell table:style-name="ce35"/>
          <table:table-cell table:style-name="ce37" table:number-columns-repeated="20"/>
          <table:table-cell table:style-name="ce46"/>
          <table:table-cell/>
          <table:table-cell table:style-name="ce45"/>
          <table:table-cell table:style-name="ce51"/>
          <table:table-cell table:style-name="ce30" office:value-type="string" calcext:value-type="string">
            <text:p>Both (done)</text:p>
          </table:table-cell>
          <table:table-cell table:style-name="ce45" table:number-columns-repeated="75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7"/>
          <table:table-cell table:style-name="ce36"/>
          <table:table-cell table:style-name="ce37" table:number-columns-repeated="21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creation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2"/>
          <table:table-cell table:style-name="ce35"/>
          <table:table-cell table:style-name="ce37" table:number-columns-repeated="20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2"/>
          <table:table-cell table:style-name="ce36"/>
          <table:table-cell table:style-name="ce37" table:number-columns-repeated="20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display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3"/>
          <table:table-cell table:style-name="ce35"/>
          <table:table-cell table:style-name="ce37" table:number-columns-repeated="19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2"/>
          <table:table-cell table:style-name="ce41"/>
          <table:table-cell table:style-name="ce37" table:number-columns-repeated="20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deletion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4"/>
          <table:table-cell table:style-name="ce35"/>
          <table:table-cell table:style-name="ce37" table:number-columns-repeated="18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3"/>
          <table:table-cell table:style-name="ce36"/>
          <table:table-cell table:style-name="ce37" table:number-columns-repeated="19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creation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4"/>
          <table:table-cell table:style-name="ce42"/>
          <table:table-cell table:style-name="ce37" table:number-columns-repeated="18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.5" calcext:value-type="float">
            <text:p>1.5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3"/>
          <table:table-cell table:style-name="ce41" table:number-columns-repeated="2"/>
          <table:table-cell table:style-name="ce37" table:number-columns-repeated="18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display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5"/>
          <table:table-cell table:style-name="ce42"/>
          <table:table-cell table:style-name="ce37" table:number-columns-repeated="17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5"/>
          <table:table-cell table:style-name="ce41"/>
          <table:table-cell table:style-name="ce37" table:number-columns-repeated="17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deletion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5"/>
          <table:table-cell table:style-name="ce42"/>
          <table:table-cell table:style-name="ce37" table:number-columns-repeated="17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5"/>
          <table:table-cell table:style-name="ce41"/>
          <table:table-cell table:style-name="ce37" table:number-columns-repeated="17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action addition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6"/>
          <table:table-cell table:style-name="ce42"/>
          <table:table-cell table:style-name="ce37" table:number-columns-repeated="16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6"/>
          <table:table-cell table:style-name="ce41"/>
          <table:table-cell table:style-name="ce37" table:number-columns-repeated="16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action deletion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6"/>
          <table:table-cell table:style-name="ce42"/>
          <table:table-cell table:style-name="ce37" table:number-columns-repeated="16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7"/>
          <table:table-cell table:style-name="ce41"/>
          <table:table-cell table:style-name="ce37" table:number-columns-repeated="15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3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7"/>
          <table:table-cell table:style-name="ce42"/>
          <table:table-cell table:style-name="ce37" table:number-columns-repeated="15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9" office:value-type="float" office:value="0.5" calcext:value-type="float">
            <text:p>0.5</text:p>
          </table:table-cell>
          <table:table-cell table:style-name="ce32" office:value-type="string" calcext:value-type="string">
            <text:p>Back</text:p>
          </table:table-cell>
          <table:table-cell table:style-name="ce38" table:number-columns-repeated="8"/>
          <table:table-cell table:style-name="ce43"/>
          <table:table-cell table:style-name="ce38" table:number-columns-repeated="14"/>
          <table:table-cell table:style-name="ce47"/>
          <table:table-cell office:value-type="string" calcext:value-type="string">
            <text:p>Minimal version</text:p>
          </table:table-cell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Send friendship request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7"/>
          <table:table-cell table:style-name="ce42"/>
          <table:table-cell table:style-name="ce37" table:number-columns-repeated="15"/>
          <table:table-cell table:style-name="ce46"/>
          <table:table-cell/>
          <table:table-cell table:style-name="ce45"/>
          <table:table-cell table:number-columns-repeated="2"/>
          <table:table-cell table:style-name="ce45" table:number-columns-repeated="75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8"/>
          <table:table-cell table:style-name="ce41" table:number-columns-repeated="2"/>
          <table:table-cell table:style-name="ce37" table:number-columns-repeated="13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fuse friendship request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8"/>
          <table:table-cell table:style-name="ce42"/>
          <table:table-cell table:style-name="ce37" table:number-columns-repeated="14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9"/>
          <table:table-cell table:style-name="ce41"/>
          <table:table-cell table:style-name="ce37" table:number-columns-repeated="13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Accept friendship request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8"/>
          <table:table-cell table:style-name="ce42"/>
          <table:table-cell table:style-name="ce37" table:number-columns-repeated="14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10"/>
          <table:table-cell table:style-name="ce41" table:number-columns-repeated="2"/>
          <table:table-cell table:style-name="ce37" table:number-columns-repeated="11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ancel friendship request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9"/>
          <table:table-cell table:style-name="ce42"/>
          <table:table-cell table:style-name="ce37" table:number-columns-repeated="13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12"/>
          <table:table-cell table:style-name="ce44"/>
          <table:table-cell table:style-name="ce37" table:number-columns-repeated="10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move someone from friends list</text:p>
          </table:table-cell>
          <table:table-cell table:style-name="ce27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7" table:number-columns-repeated="9"/>
          <table:table-cell table:style-name="ce42"/>
          <table:table-cell table:style-name="ce37" table:number-columns-repeated="13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13"/>
          <table:table-cell table:style-name="ce44"/>
          <table:table-cell table:style-name="ce37" table:number-columns-repeated="9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update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10"/>
          <table:table-cell table:style-name="ce42"/>
          <table:table-cell table:style-name="ce37" table:number-columns-repeated="12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14"/>
          <table:table-cell table:style-name="ce44"/>
          <table:table-cell table:style-name="ce37" table:number-columns-repeated="8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updat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Front</text:p>
          </table:table-cell>
          <table:table-cell table:style-name="ce37" table:number-columns-repeated="11"/>
          <table:table-cell table:style-name="ce42"/>
          <table:table-cell table:style-name="ce37" table:number-columns-repeated="11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>
          <table:covered-table-cell table:style-name="ce22"/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Back</text:p>
          </table:table-cell>
          <table:table-cell table:style-name="ce37" table:number-columns-repeated="14"/>
          <table:table-cell table:style-name="ce44"/>
          <table:table-cell table:style-name="ce37" table:number-columns-repeated="8"/>
          <table:table-cell table:style-name="ce46"/>
          <table:table-cell/>
          <table:table-cell table:style-name="ce45" table:number-columns-repeated="78"/>
          <table:table-cell table:style-name="ce46" table:number-columns-repeated="918"/>
        </table:table-row>
        <table:table-row table:style-name="ro1" table:number-rows-repeated="8">
          <table:table-cell table:style-name="ce24"/>
          <table:table-cell table:style-name="ce30" table:number-columns-repeated="2"/>
          <table:table-cell table:number-columns-repeated="12"/>
          <table:table-cell table:style-name="ce4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.00.0000</text:date>, <text:time style:data-style-name="N2" text:time-value="18:23:09.673021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1H49M52S</meta:editing-duration>
    <meta:editing-cycles>17</meta:editing-cycles>
    <meta:generator>LibreOffice/5.1.6.2$Linux_X86_64 LibreOffice_project/10m0$Build-2</meta:generator>
    <dc:date>2017-05-03T18:28:41.672132604</dc:date>
    <meta:document-statistic meta:table-count="2" meta:cell-count="243" meta:object-count="0"/>
  </office:meta>
</office:document-meta>
</file>